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automatic-styles>
    <style:style style:name="P1" style:family="paragraph" style:parent-style-name="Standard">
      <style:text-properties officeooo:paragraph-rsid="00303298"/>
    </style:style>
    <style:style style:name="P2" style:family="paragraph" style:parent-style-name="Standard">
      <style:text-properties officeooo:paragraph-rsid="0031bc1f"/>
    </style:style>
    <style:style style:name="P3" style:family="paragraph" style:parent-style-name="Standard">
      <style:text-properties style:font-name="Segoe UI"/>
    </style:style>
    <style:style style:name="P4" style:family="paragraph" style:parent-style-name="Standard">
      <style:text-properties officeooo:paragraph-rsid="0026ca9c"/>
    </style:style>
    <style:style style:name="P5" style:family="paragraph" style:parent-style-name="Standard">
      <style:text-properties officeooo:rsid="0031bc1f" officeooo:paragraph-rsid="0031bc1f"/>
    </style:style>
    <style:style style:name="P6" style:family="paragraph" style:parent-style-name="Standard">
      <style:text-properties officeooo:rsid="00327a33" officeooo:paragraph-rsid="00327a33"/>
    </style:style>
    <style:style style:name="P7" style:family="paragraph" style:parent-style-name="Heading_20_3">
      <style:text-properties officeooo:paragraph-rsid="0031bc1f"/>
    </style:style>
    <style:style style:name="T1" style:family="text">
      <style:text-properties style:font-name="Segoe UI"/>
    </style:style>
    <style:style style:name="T2" style:family="text">
      <style:text-properties style:font-name="Segoe UI" officeooo:rsid="001b262b"/>
    </style:style>
    <style:style style:name="T3" style:family="text">
      <style:text-properties style:font-name="Segoe UI" fo:font-style="italic" style:font-style-asian="italic" style:font-style-complex="italic"/>
    </style:style>
    <style:style style:name="T4" style:family="text">
      <style:text-properties style:font-name="Segoe UI" officeooo:rsid="002eb9c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6350" style:font-style-asian="italic" style:font-style-complex="italic"/>
    </style:style>
    <style:style style:name="T7" style:family="text">
      <style:text-properties fo:font-style="italic" officeooo:rsid="00257d79" style:font-style-asian="italic" style:font-style-complex="italic"/>
    </style:style>
    <style:style style:name="T8" style:family="text">
      <style:text-properties fo:font-style="italic" officeooo:rsid="0031bc1f" style:font-style-asian="italic" style:font-style-complex="italic"/>
    </style:style>
    <style:style style:name="T9" style:family="text">
      <style:text-properties officeooo:rsid="001e09e9"/>
    </style:style>
    <style:style style:name="T10" style:family="text">
      <style:text-properties officeooo:rsid="001fa336"/>
    </style:style>
    <style:style style:name="T11" style:family="text">
      <style:text-properties officeooo:rsid="0021bbd2"/>
    </style:style>
    <style:style style:name="T12" style:family="text">
      <style:text-properties officeooo:rsid="00257d79"/>
    </style:style>
    <style:style style:name="T13" style:family="text">
      <style:text-properties officeooo:rsid="0026ca9c"/>
    </style:style>
    <style:style style:name="T14" style:family="text">
      <style:text-properties officeooo:rsid="002c6a27"/>
    </style:style>
    <style:style style:name="T15" style:family="text">
      <style:text-properties officeooo:rsid="002e3b45"/>
    </style:style>
    <style:style style:name="T16" style:family="text">
      <style:text-properties officeooo:rsid="0031bc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onts</text:h>
      <text:p text:style-name="Standard">Apostrophic Lab, <text:span text:style-name="T16">2019. </text:span><text:span text:style-name="T8">Komika Display Font</text:span><text:span text:style-name="T16"> (</text:span><text:a xlink:type="simple" xlink:href="http://www.fontspace.com/komika-display-font-f396" text:style-name="Internet_20_link" text:visited-style-name="Visited_20_Internet_20_Link"><text:span text:style-name="T16">www.fontspace.com/komika-display-font-f396</text:span></text:a><text:span text:style-name="T16">). Freeware.</text:span></text:p>
      <text:p text:style-name="Standard"/>
      <text:h text:style-name="Heading_20_3" text:outline-level="3">Models</text:h>
      <text:p text:style-name="P1"><text:span text:style-name="T1">cgphoenix, </text:span><text:span text:style-name="T4">2016. </text:span><text:span text:style-name="T3">M9 Beretta</text:span><text:span text:style-name="T1"> </text:span><text:span text:style-name="T4">(</text:span><text:a xlink:type="simple" xlink:href="https://www.blendswap.com/blend/18451" text:style-name="Internet_20_link" text:visited-style-name="Visited_20_Internet_20_Link"><text:span text:style-name="T4">https://www.blendswap.com/blend/18451</text:span></text:a><text:span text:style-name="T4">). </text:span><text:span text:style-name="T1">CC-0</text:span></text:p>
      <text:p text:style-name="P3"/>
      <text:p text:style-name="Standard"><text:span text:style-name="T1">Dreyx, </text:span><text:span text:style-name="T2">2020. </text:span><text:span text:style-name="T3">Rocks Low Poly Starter Pack</text:span><text:span text:style-name="T1"> </text:span><text:span text:style-name="T2">(</text:span><text:a xlink:type="simple" xlink:href="https://sketchfab.com/3d-models/rocks-low-poly-starter-pack-2a362c908b1047539b1f4f5d78d30b4e" text:style-name="Internet_20_link" text:visited-style-name="Visited_20_Internet_20_Link"><text:span text:style-name="T1">https://sketchfab.com/3d-models/rocks-low-poly-starter-pack-2a362c908b1047539b1f4f5d78d30b4e</text:span></text:a><text:span text:style-name="T2">).</text:span></text:p>
      <text:p text:style-name="Standard">CC <text:span text:style-name="T13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p text:style-name="Standard">OfficialZifoduk, <text:span text:style-name="T15">2014. </text:span><text:span text:style-name="T5">FPS Hands Rigged </text:span><text:span text:style-name="T15">(</text:span><text:a xlink:type="simple" xlink:href="https://www.blendswap.com/blend/11725" text:style-name="Internet_20_link" text:visited-style-name="Visited_20_Internet_20_Link"><text:span text:style-name="T15">https://www.blendswap.com/blend/11725</text:span></text:a><text:span text:style-name="T15">). </text:span>CC-BY.</text:p>
      <text:p text:style-name="Standard"/>
      <text:p text:style-name="Standard">KIFIR, <text:span text:style-name="T12">2019. </text:span><text:span text:style-name="T7">Factory Low-Poly</text:span><text:span text:style-name="T12"> (</text:span><text:a xlink:type="simple" xlink:href="https://sketchfab.com/3d-models/factory-low-poly-7d3bc4d7ce6d48d9986a664d48f3cca1" text:style-name="Internet_20_link" text:visited-style-name="Visited_20_Internet_20_Link"><text:span text:style-name="T12">https://sketchfab.com/3d-models/factory-low-poly-7d3bc4d7ce6d48d9986a664d48f3cca1</text:span></text:a><text:span text:style-name="T12">).</text:span></text:p>
      <text:p text:style-name="P4">CC <text:span text:style-name="T13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P4"/>
      <text:h text:style-name="Heading_20_3" text:outline-level="3">Sounds</text:h>
      <text:p text:style-name="P6"/>
      <text:p text:style-name="P6">Pump Action Shotgun by awrmacd -- https://freesound.org/s/387190/ -- License: Creative Commons 0</text:p>
      <text:p text:style-name="P6"/>
      <text:p text:style-name="P6">Remington.wav by seanmorrissey96 -- https://freesound.org/s/509432/ -- License: Attribution NonCommercial 4.0</text:p>
      <text:p text:style-name="P6"/>
      <text:p text:style-name="P6">Various Man Dying Grunts.mp3 by SnowFightStudios -- https://freesound.org/s/643671/ -- License: Creative Commons 0</text:p>
      <text:h text:style-name="P7" text:outline-level="3">Textures</text:h>
      <text:p text:style-name="P2">ambientCG.com, <text:span text:style-name="T9">202</text:span><text:span text:style-name="T11">3</text:span><text:span text:style-name="T9">. </text:span><text:span text:style-name="T5">Concrete 043 B </text:span><text:span text:style-name="T10">(</text:span><text:a xlink:type="simple" xlink:href="https://ambientcg.com/view?id=Concrete043B" text:style-name="Internet_20_link" text:visited-style-name="Visited_20_Internet_20_Link"><text:span text:style-name="T10">https://ambientcg.com/view?id=Concrete043B</text:span></text:a><text:span text:style-name="T10">).</text:span></text:p>
      <text:p text:style-name="P2">Creative Commons CC0 1.0 Universal License.</text:p>
      <text:p text:style-name="P2"/>
      <text:p text:style-name="P2">ambientCG.com, <text:span text:style-name="T9">2022. </text:span><text:span text:style-name="T5">Ground 051 </text:span><text:span text:style-name="T10">(</text:span><text:a xlink:type="simple" xlink:href="https://ambientcg.com/view?id=Ground051" text:style-name="Internet_20_link" text:visited-style-name="Visited_20_Internet_20_Link"><text:span text:style-name="T10">https://ambientcg.com/view?id=Ground051</text:span></text:a><text:span text:style-name="T10">).</text:span></text:p>
      <text:p text:style-name="P2">Creative Commons CC0 1.0 Universal License.</text:p>
      <text:p text:style-name="P2"/>
      <text:p text:style-name="P2">ambientCG.com, <text:span text:style-name="T9">202</text:span><text:span text:style-name="T11">3</text:span><text:span text:style-name="T9">. </text:span><text:span text:style-name="T5">Metal 023 </text:span><text:span text:style-name="T10">(</text:span><text:a xlink:type="simple" xlink:href="https://ambientcg.com/view?id=Metal023" text:style-name="Internet_20_link" text:visited-style-name="Visited_20_Internet_20_Link"><text:span text:style-name="T10">https://ambientcg.com/view?id=Metal023</text:span></text:a><text:span text:style-name="T10">).</text:span></text:p>
      <text:p text:style-name="P2">Creative Commons CC0 1.0 Universal License.</text:p>
      <text:p text:style-name="P2"/>
      <text:p text:style-name="P2">ambientCG.com, <text:span text:style-name="T14">2020</text:span><text:span text:style-name="T9">. </text:span><text:span text:style-name="T5">Rock 0</text:span><text:span text:style-name="T6">33</text:span><text:span text:style-name="T5"> </text:span><text:span text:style-name="T10">(</text:span><text:a xlink:type="simple" xlink:href="https://ambientcg.com/view?id=Rock033" text:style-name="Internet_20_link" text:visited-style-name="Visited_20_Internet_20_Link"><text:span text:style-name="T10">https://ambientcg.com/view?id=Rock033</text:span></text:a><text:span text:style-name="T10">).</text:span></text:p>
      <text:p text:style-name="P2">Creative Commons CC0 1.0 Universal License.</text:p>
      <text:p text:style-name="P2"/>
      <text:p text:style-name="P2"><text:soft-page-break/>ambientCG.com, <text:span text:style-name="T9">2022. </text:span><text:span text:style-name="T5">Rock 050 </text:span><text:span text:style-name="T10">(</text:span><text:a xlink:type="simple" xlink:href="https://ambientcg.com/view?id=Rock050" text:style-name="Internet_20_link" text:visited-style-name="Visited_20_Internet_20_Link"><text:span text:style-name="T10">https://ambientcg.com/view?id=Rock050</text:span></text:a><text:span text:style-name="T10">).</text:span></text:p>
      <text:p text:style-name="P2">Creative Commons CC0 1.0 Universal License.</text:p>
      <text:p text:style-name="P4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" fo:font-family="'Segoe UI'" style:font-pitch="variable" officeooo:rsid="0018d57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" fo:font-family="'Segoe UI'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3:01:25.476471635</meta:creation-date>
    <meta:generator>LibreOffice/7.3.7.2$Linux_X86_64 LibreOffice_project/30$Build-2</meta:generator>
    <dc:date>2024-06-25T18:29:57.034962433</dc:date>
    <meta:editing-duration>PT27M30S</meta:editing-duration>
    <meta:editing-cycles>28</meta:editing-cycles>
    <meta:document-statistic meta:table-count="0" meta:image-count="0" meta:object-count="0" meta:page-count="2" meta:paragraph-count="24" meta:word-count="137" meta:character-count="1544" meta:non-whitespace-character-count="1431"/>
  </office:meta>
</office:document-meta>
</file>